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23F0000019ACF8ED939.png"/>
  <manifest:file-entry manifest:media-type="image/png" manifest:full-path="Pictures/100000000000009C000000A24DC009C6.png"/>
  <manifest:file-entry manifest:media-type="image/png" manifest:full-path="Pictures/1000000000000090000000D820322D53.png"/>
  <manifest:file-entry manifest:media-type="image/png" manifest:full-path="Pictures/10000201000000C9000000DCEF93DF11.png"/>
  <manifest:file-entry manifest:media-type="image/png" manifest:full-path="Pictures/1000000000000280000002800523AB24.png"/>
  <manifest:file-entry manifest:media-type="image/png" manifest:full-path="Pictures/1000000000000090000000D870F671E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03cm" svg:stroke-color="#000080" draw:marker-start-width="0.508cm" draw:marker-end="Arrow" draw:marker-end-width="0.61cm" draw:fill="none" draw:textarea-vertical-align="middle" fo:padding-top="0.226cm" fo:padding-bottom="0.226cm" fo:padding-left="0.351cm" fo:padding-right="0.351cm"/>
    </style:style>
    <style:style style:name="gr3" style:family="graphic" style:parent-style-name="objectwithoutfill">
      <style:graphic-properties svg:stroke-width="0.203cm" svg:stroke-color="#00dcff" draw:marker-start-width="0.508cm" draw:marker-end="Arrow" draw:marker-end-width="0.61cm" draw:fill="none" draw:textarea-vertical-align="middle" fo:padding-top="0.226cm" fo:padding-bottom="0.226cm" fo:padding-left="0.351cm" fo:padding-right="0.351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47cm" svg:height="4.571cm" svg:x="16.125cm" svg:y="2.54cm">
          <draw:image xlink:href="Pictures/1000000000000090000000D870F671E8.png" xlink:type="simple" xlink:show="embed" xlink:actuate="onLoad">
            <text:p/>
          </draw:image>
        </draw:frame>
        <draw:frame draw:style-name="gr1" draw:text-style-name="P1" draw:layer="layout" svg:width="3.047cm" svg:height="4.571cm" svg:x="16.716cm" svg:y="2.819cm">
          <draw:image xlink:href="Pictures/1000000000000090000000D870F671E8.png" xlink:type="simple" xlink:show="embed" xlink:actuate="onLoad">
            <text:p/>
          </draw:image>
        </draw:frame>
        <draw:frame draw:style-name="gr1" draw:text-style-name="P1" draw:layer="layout" svg:width="5.316cm" svg:height="5.819cm" svg:x="9.451cm" svg:y="2.568cm">
          <draw:image xlink:href="Pictures/10000201000000C9000000DCEF93DF11.png" xlink:type="simple" xlink:show="embed" xlink:actuate="onLoad">
            <text:p/>
          </draw:image>
        </draw:frame>
        <draw:frame draw:style-name="gr1" draw:text-style-name="P1" draw:layer="layout" svg:width="6.35cm" svg:height="4.521cm" svg:x="1.329cm" svg:y="1.249cm">
          <draw:image xlink:href="Pictures/100002010000023F0000019ACF8ED939.png" xlink:type="simple" xlink:show="embed" xlink:actuate="onLoad">
            <text:p/>
          </draw:image>
        </draw:frame>
        <draw:frame draw:style-name="gr1" draw:text-style-name="P1" draw:layer="layout" svg:width="4.125cm" svg:height="4.284cm" svg:x="10.513cm" svg:y="8.317cm">
          <draw:image xlink:href="Pictures/100000000000009C000000A24DC009C6.png" xlink:type="simple" xlink:show="embed" xlink:actuate="onLoad">
            <text:p/>
          </draw:image>
        </draw:frame>
        <draw:frame draw:style-name="gr1" draw:text-style-name="P1" draw:layer="layout" svg:width="7.62cm" svg:height="7.62cm" svg:x="1.4cm" svg:y="6.757cm">
          <draw:image xlink:href="Pictures/1000000000000280000002800523AB24.png" xlink:type="simple" xlink:show="embed" xlink:actuate="onLoad">
            <text:p/>
          </draw:image>
        </draw:frame>
        <draw:line draw:style-name="gr2" draw:text-style-name="P1" draw:layer="layout" svg:x1="11.517cm" svg:y1="8.964cm" svg:x2="12.825cm" svg:y2="3.361cm">
          <text:p/>
        </draw:line>
        <draw:line draw:style-name="gr2" draw:text-style-name="P1" draw:layer="layout" svg:x1="6.777cm" svg:y1="10.894cm" svg:x2="10.366cm" svg:y2="10.427cm">
          <text:p/>
        </draw:line>
        <draw:line draw:style-name="gr2" draw:text-style-name="P1" draw:layer="layout" svg:x1="2.21cm" svg:y1="4.731cm" svg:x2="3.985cm" svg:y2="8.093cm">
          <text:p/>
        </draw:line>
        <draw:line draw:style-name="gr3" draw:text-style-name="P1" draw:layer="layout" svg:x1="13.796cm" svg:y1="4.57cm" svg:x2="16.404cm" svg:y2="3.424cm">
          <text:p/>
        </draw:line>
        <draw:line draw:style-name="gr3" draw:text-style-name="P1" draw:layer="layout" svg:x1="13.694cm" svg:y1="4.57cm" svg:x2="16.778cm" svg:y2="5.136cm">
          <text:p/>
        </draw:line>
        <draw:line draw:style-name="gr3" draw:text-style-name="P1" draw:layer="layout" svg:x1="13.694cm" svg:y1="4.57cm" svg:x2="16.934cm" svg:y2="6.35cm">
          <text:p/>
        </draw:line>
        <draw:custom-shape draw:style-name="gr4" draw:text-style-name="P1" draw:layer="layout" svg:width="3.02cm" svg:height="4.389cm" svg:x="16.529cm" svg:y="8.373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1" draw:layer="layout" svg:x1="17.027cm" svg:y1="6.941cm" svg:x2="17.058cm" svg:y2="8.995cm">
          <text:p/>
        </draw:line>
        <draw:frame draw:style-name="gr5" draw:text-style-name="P2" draw:layer="layout" svg:width="5.341cm" svg:height="1.352cm" svg:x="9.245cm" svg:y="13.09cm">
          <draw:text-box>
            <text:p><text:span text:style-name="T1">Precapture</text:span></text:p>
          </draw:text-box>
        </draw:frame>
        <draw:frame draw:style-name="gr5" draw:text-style-name="P2" draw:layer="layout" svg:width="5.341cm" svg:height="1.352cm" svg:x="15.249cm" svg:y="13.121cm">
          <draw:text-box>
            <text:p><text:span text:style-name="T1">Digitization</text:span></text:p>
          </draw:text-box>
        </draw:frame>
        <draw:frame draw:style-name="gr5" draw:layer="layout" svg:width="11.212cm" svg:height="2.384cm" svg:x="8.187cm" svg:y="1cm">
          <draw:text-box>
            <text:p>Capture the taxon name once, apply it</text:p>
            <text:p>to all records of collection objects in a </text:p>
            <text:p>container.</text:p>
          </draw:text-box>
        </draw:frame>
        <draw:line draw:style-name="gr6" draw:text-style-name="P1" draw:layer="layout" svg:x1="14.941cm" svg:y1="3.05cm" svg:x2="14.941cm" svg:y2="14.163cm">
          <text:p/>
        </draw:line>
        <draw:frame draw:style-name="gr1" draw:text-style-name="P1" draw:layer="layout" svg:width="3.047cm" svg:height="4.571cm" svg:x="17.339cm" svg:y="3.005cm">
          <draw:image xlink:href="Pictures/1000000000000090000000D820322D53.png" xlink:type="simple" xlink:show="embed" xlink:actuate="onLoad">
            <text:p/>
          </draw:image>
        </draw:frame>
        <draw:line draw:style-name="gr3" draw:text-style-name="P1" draw:layer="layout" svg:x1="17.74cm" svg:y1="6.839cm" svg:x2="17.771cm" svg:y2="8.893cm">
          <text:p/>
        </draw:line>
        <draw:line draw:style-name="gr3" draw:text-style-name="P1" draw:layer="layout" svg:x1="18.54cm" svg:y1="6.839cm" svg:x2="18.571cm" svg:y2="8.8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Morris</meta:initial-creator>
    <meta:creation-date>2012-08-06T22:39:53</meta:creation-date>
    <dc:date>2012-08-08T21:36:07</dc:date>
    <dc:creator>Paul Morris</dc:creator>
    <meta:editing-duration>PT9M51S</meta:editing-duration>
    <meta:editing-cycles>3</meta:editing-cycles>
    <meta:generator>LibreOffice/3.5$Linux_x86 LibreOffice_project/165a79a-7059095-e13bb37-fef39a4-9503d18</meta:generator>
    <meta:document-statistic meta:object-count="21"/>
  </office:meta>
</office:document-meta>
</file>